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1.339cm" svg:height="1.577cm" draw:transform="rotate (0.725184304203644) translate (3.690939154385cm 2.1391585090682cm)" svg:viewBox="0 0 1340 1578" svg:d="M0 244c-3 172 331 1063 560 1269 230 205 931-120 751-330-181-211-426-972-433-1123-6-152-875 13-878 184z">
          <text:p/>
        </draw:path>
        <draw:path draw:style-name="gr3" draw:text-style-name="P1" draw:layer="layout" svg:width="0.903cm" svg:height="0.661cm" draw:transform="rotate (-2.15757602131539) translate (4.565824440438cm 1.7174484371657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0.835cm" svg:height="0.55cm" draw:transform="skewX (-0.0013962634015955) rotate (-2.15705242253979) translate (5.738365976276cm 2.319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49:41.634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